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 style:list-style-name="L4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ary</text:p>
      <text:p text:style-name="P4">Multi Dictionary – Key with multiple values – a dictionary holding another dictionary</text:p>
      <text:p text:style-name="P1">Set&lt;T&gt;</text:p>
      <text:list xml:id="list5323426924662498113" text:style-name="L1">
        <text:list-item>
          <text:list>
            <text:list-item>
              <text:p text:style-name="P5">HashSet&lt;T&gt; and SortedSet&lt;T&gt;</text:p>
            </text:list-item>
            <text:list-item>
              <text:p text:style-name="P5">List&lt;T&gt; vs Set&lt;T&gt;</text:p>
            </text:list-item>
          </text:list>
        </text:list-item>
      </text:list>
      <text:p text:style-name="P4"/>
      <text:p text:style-name="P1">Associative Arrays</text:p>
      <text:p text:style-name="P1">Dictionary<text:span text:style-name="T1"> &lt;K, V&gt; - collection of key and value pairs</text:span></text:p>
      <text:list xml:id="list1053386059639175772" text:style-name="L2">
        <text:list-item>
          <text:list>
            <text:list-item>
              <text:p text:style-name="P2"><text:span text:style-name="T1">Keys are unique</text:span></text:p>
            </text:list-item>
            <text:list-item>
              <text:p text:style-name="P2"><text:span text:style-name="T1">Keeps the keys in their order of addition</text:span></text:p>
            </text:list-item>
            <text:list-item>
              <text:p text:style-name="P2"><text:span text:style-name="T1">Uses a hash-table + list (keys are stored in a hash-table, DS that can be searched very fast)</text:span></text:p>
            </text:list-item>
          </text:list>
        </text:list-item>
      </text:list>
      <text:p text:style-name="P1"><text:span text:style-name="T1">var fruits = new Dictionary&lt;string, double&gt; ();</text:span></text:p>
      <text:p text:style-name="P1"><text:span text:style-name="T1">fruits["banana"]=2.20;</text:span></text:p>
      <text:p text:style-name="P1"><text:span text:style-name="T1">fruits["apple"]=3.30;</text:span></text:p>
      <text:p text:style-name="P1"><text:span text:style-name="T1"/></text:p>
      <text:p text:style-name="P1">SortedDictionary&lt;K,V&gt;</text:p>
      <text:list xml:id="list4403910884714017828" text:style-name="L3">
        <text:list-item>
          <text:list>
            <text:list-item>
              <text:p text:style-name="P3"><text:span text:style-name="T1">Keeps its keys always sorted</text:span></text:p>
            </text:list-item>
            <text:list-item>
              <text:p text:style-name="P3"><text:span text:style-name="T1">Uses balanced search tree</text:span></text:p>
            </text:list-item>
          </text:list>
        </text:list-item>
      </text:list>
      <text:p text:style-name="P1"><text:span text:style-name="T1">var fruits = new SortedDictionary&lt;string, double&gt;();</text:span></text:p>
      <text:p text:style-name="P1"><text:span text:style-name="T1"/></text:p>
      <text:p text:style-name="P1">SortedDictionary <text:span text:style-name="T3">is used ONLY if you NEED keys sorted</text:span></text:p>
      <text:p text:style-name="P4"><text:span text:style-name="T3"/></text:p>
      <text:p text:style-name="P4"><text:span text:style-name="T3">Built-In methods – Add(K, V), Remove(K), ContainsKey(K), ContainsValue(V) – has complexity n</text:span></text:p>
      <text:p text:style-name="P4"><text:span text:style-name="T3"/></text:p>
      <text:p text:style-name="P6">Multi-Dictionaries - <text:span text:style-name="T1">a dictionary could hold a set of values by given key</text:span></text:p>
      <text:p text:style-name="P6"><text:span text:style-name="T1"><text:tab/>Example: student may have multiple grades:</text:span></text:p>
      <text:p text:style-name="P6"><text:span text:style-name="T1"><text:tab/>Peter → [5, 5, 6]</text:span></text:p>
      <text:p text:style-name="P6"><text:span text:style-name="T1"><text:tab/>George <text:s text:c="2"/>→ [6, 6, 4, 3]</text:span></text:p>
      <text:p text:style-name="P6"><text:span text:style-name="T1">var grades = new Dictionary&lt;string, List&lt;int&gt; &gt;();</text:span></text:p>
      <text:p text:style-name="P6"><text:span text:style-name="T1">grades[“Peter”] = new List &lt;int&gt;();</text:span></text:p>
      <text:p text:style-name="P6"><text:span text:style-name="T1">grades[“Peter”].Add(5);</text:span></text:p>
      <text:p text:style-name="P6"><text:span text:style-name="T1"/></text:p>
      <text:p text:style-name="P6">Nested Dictionaries<text:tab/><text:tab/><text:span text:style-name="T1">BG<text:tab/>→ Sofia<text:tab/>→ 1,211,000</text:span></text:p>
      <text:p text:style-name="P6"><text:span text:style-name="T1"><text:tab/><text:tab/><text:tab/><text:tab/><text:tab/>→ Plovdiv<text:tab/>→ 338,000</text:span></text:p>
      <text:p text:style-name="P6"><text:span text:style-name="T1"/></text:p>
      <text:p text:style-name="P6">Sets – <text:span text:style-name="T1">set </text:span><text:span text:style-name="T2">(множество) </text:span><text:span text:style-name="T1">keeps unique elements</text:span></text:p>
      <text:p text:style-name="P6"><text:span text:style-name="T1">Allows add /remove / search elements</text:span></text:p>
      <text:p text:style-name="P6"><text:tab/>Very fast performance</text:p>
      <text:p text:style-name="P6"/>
      <text:p text:style-name="P6">HashSet&lt;T&gt;<text:span text:style-name="T1"> Add(), Remove(), Contains(), Count - property</text:span></text:p>
      <text:list xml:id="list2818820331732549534" text:style-name="L4">
        <text:list-item>
          <text:list>
            <text:list-item>
              <text:p text:style-name="P7"><text:span text:style-name="T1">Keeps a set of elements in a hash-table</text:span></text:p>
            </text:list-item>
            <text:list-item>
              <text:p text:style-name="P7"><text:span text:style-name="T1">Not guaranteed order</text:span></text:p>
            </text:list-item>
          </text:list>
        </text:list-item>
      </text:list>
      <text:p text:style-name="P6"><text:span text:style-name="T1">HashSet&lt;string&gt; set = new HashSet&lt;string&gt;();</text:span></text:p>
      <text:p text:style-name="P6"><text:span text:style-name="T1"/></text:p>
      <text:p text:style-name="P6">SortedSet&lt;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4M31S</meta:editing-duration>
    <meta:editing-cycles>20</meta:editing-cycles>
    <meta:generator>OpenOffice/4.1.5$Win32 OpenOffice.org_project/415m1$Build-9789</meta:generator>
    <dc:date>2018-09-29T19:46:49.48</dc:date>
    <meta:document-statistic meta:table-count="0" meta:image-count="0" meta:object-count="0" meta:page-count="1" meta:paragraph-count="36" meta:word-count="211" meta:character-count="1341"/>
    <meta:user-defined meta:name="Info 1"/>
    <meta:user-defined meta:name="Info 2"/>
    <meta:user-defined meta:name="Info 3"/>
    <meta:user-defined meta:name="Info 4"/>
  </office:meta>
</office:document-meta>
</file>